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2000005C2DB7D2672F3651131.png" manifest:media-type="image/png"/>
  <manifest:file-entry manifest:full-path="Pictures/1000020100000F76000011DA793478FB96F3B837.png" manifest:media-type="image/png"/>
  <manifest:file-entry manifest:full-path="Pictures/100002010000018000000180D7DAA0D70F0499D1.png" manifest:media-type="image/png"/>
  <manifest:file-entry manifest:full-path="Pictures/100002010000018000000180E8536AD6FBD53372.png" manifest:media-type="image/png"/>
  <manifest:file-entry manifest:full-path="Pictures/1000020100000180000001805E58351C7FC8F65D.png" manifest:media-type="image/png"/>
  <manifest:file-entry manifest:full-path="Pictures/100002010000018000000180DD28E604860803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HGMaruGothicMPRO2" svg:font-family="HGMaruGothicMPRO" style:font-family-generic="modern" style:font-pitch="fixed"/>
    <style:font-face style:name="Calibri1" svg:font-family="Calibri" style:font-pitch="variable"/>
    <style:font-face style:name="Liberation Serif" svg:font-family="'Liberation Serif'" style:font-pitch="variable"/>
    <style:font-face style:name="AR PL SungtiL GB1" svg:font-family="'AR PL SungtiL GB'" style:font-family-generic="modern" style:font-pitch="variable"/>
    <style:font-face style:name="HGMaruGothicMPRO1" svg:font-family="HGMaruGothicMPRO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.5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2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DD28E6048608035D.png" xlink:type="simple" xlink:show="embed" xlink:actuate="onLoad" loext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0" draw:style-name="gr4" draw:text-style-name="P3" draw:layer="layout" svg:width="0.541cm" svg:height="1.458cm" svg:x="1.679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25" draw:style-name="gr4" draw:text-style-name="P3" draw:layer="layout" svg:width="0.541cm" svg:height="1.458cm" svg:x="6.275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31" draw:style-name="gr10" draw:text-style-name="P7" draw:layer="layout" svg:width="0.541cm" svg:height="1.023cm" svg:x="15.5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34" draw:style-name="gr12" draw:text-style-name="P5" draw:layer="layout" svg:width="0.541cm" svg:height="2.017cm" svg:x="10.286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5E58351C7FC8F65D.png" xlink:type="simple" xlink:show="embed" xlink:actuate="onLoad" loext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5E58351C7FC8F65D.png" xlink:type="simple" xlink:show="embed" xlink:actuate="onLoad" loext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inimum="0" draw:handle-range-x-maximum="?f1" draw:handle-position="?f4 0"/>
                </draw:enhanced-geometry>
              </draw:custom-shape>
            </draw:g>
            <draw:custom-shape draw:name="TextBox 55" draw:style-name="gr15" draw:text-style-name="P11" draw:layer="layout" svg:width="5.72cm" svg:height="2.957cm" svg:x="11.129cm" svg:y="4.781cm">
              <text:p text:style-name="P10"><text:span text:style-name="T1">Anaheim Duck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2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65" draw:style-name="gr12" draw:text-style-name="P5" draw:layer="layout" svg:width="0.541cm" svg:height="2.017cm" svg:x="14.771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68" draw:style-name="gr19" draw:text-style-name="P3" draw:layer="layout" svg:width="0.541cm" svg:height="1.023cm" svg:x="10.772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1" draw:style-name="gr10" draw:text-style-name="P7" draw:layer="layout" svg:width="0.541cm" svg:height="1.023cm" svg:x="9.799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4" draw:style-name="gr22" draw:text-style-name="P3" draw:layer="layout" svg:width="0.541cm" svg:height="2.017cm" svg:x="9.015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7" draw:style-name="gr19" draw:text-style-name="P3" draw:layer="layout" svg:width="0.541cm" svg:height="1.023cm" svg:x="5.261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frame draw:name="Graphic 95" draw:style-name="gr2" draw:text-style-name="P1" draw:layer="layout" svg:width="0.414cm" svg:height="0.556cm" svg:x="3.978cm" svg:y="19.418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5E58351C7FC8F65D.png" xlink:type="simple" xlink:show="embed" xlink:actuate="onLoad" loext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DB7D2672F3651131.png" xlink:type="simple" xlink:show="embed" xlink:actuate="onLoad" loext:mime-type="image/png">
            <text:p/>
          </draw:image>
        </draw:frame>
        <draw:custom-shape draw:name="TextBox 1" draw:style-name="gr23" draw:text-style-name="P16" draw:layer="layout" svg:width="18.042cm" svg:height="1.267cm" svg:x="4.968cm" svg:y="10.8cm">
          <text:p text:style-name="P15"><text:span text:style-name="T3">One ticket to a home game in April 2022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4" draw:text-style-name="P1" draw:layer="layout" svg:x1="8cm" svg:y1="17.397cm" svg:x2="21.475cm" svg:y2="17.4cm">
          <text:p/>
        </draw:line>
        <draw:frame draw:style-name="gr25" draw:text-style-name="P17" draw:layer="layout" svg:width="5.071cm" svg:height="5.842cm" draw:transform="skewX (-0.0015707963267949) translate (2.32cm 2.4cm)">
          <draw:image xlink:href="Pictures/1000020100000F76000011DA793478FB96F3B837.png" xlink:type="simple" xlink:show="embed" xlink:actuate="onLoad" loext:mime-type="image/png">
            <text:p/>
          </draw:image>
        </draw:fram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HGMaruGothicMPRO2" svg:font-family="HGMaruGothicMPRO" style:font-family-generic="modern" style:font-pitch="fixed"/>
    <style:font-face style:name="Calibri1" svg:font-family="Calibri" style:font-pitch="variable"/>
    <style:font-face style:name="Liberation Serif" svg:font-family="'Liberation Serif'" style:font-pitch="variable"/>
    <style:font-face style:name="AR PL SungtiL GB1" svg:font-family="'AR PL SungtiL GB'" style:font-family-generic="modern" style:font-pitch="variable"/>
    <style:font-face style:name="HGMaruGothicMPRO1" svg:font-family="HGMaruGothicMPRO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fo:padding-top="0.125cm" fo:padding-bottom="0.125cm" fo:padding-left="0.25cm" fo:padding-right="0.25cm" fo:wrap-option="wrap" draw:shadow="hidden" draw:shadow-offset-x="0.2cm" draw:shadow-offset-y="0.2cm" draw:shadow-color="#808080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22-03-17">22-3-17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Sameer Rathi-MSBA20A</meta:initial-creator>
    <meta:editing-cycles>46</meta:editing-cycles>
    <meta:print-date>2019-09-16T19:30:49</meta:print-date>
    <meta:creation-date>2019-09-16T16:40:44</meta:creation-date>
    <dc:date>2022-03-17T20:46:53.052631921</dc:date>
    <meta:editing-duration>P3DT25M44S</meta:editing-duration>
    <meta:generator>LibreOffice/6.4.7.2$Linux_X86_64 LibreOffice_project/40$Build-2</meta:generator>
    <meta:document-statistic meta:object-count="8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